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53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5">
            <text:p>5015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5">
            <text:p>30015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5">
            <text:p>75015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15">
            <text:p>90015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00">
            <text:p>110000</text:p>
          </table:table-cell>
          <table:table-cell office:value-type="float" office:value="115015">
            <text:p>115015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5">
            <text:p>130015</text:p>
          </table:table-cell>
          <table:table-cell office:value-type="float" office:value="135015">
            <text:p>135015</text:p>
          </table:table-cell>
          <table:table-cell office:value-type="float" office:value="140015">
            <text:p>140015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5">
            <text:p>155015</text:p>
          </table:table-cell>
          <table:table-cell office:value-type="float" office:value="160015">
            <text:p>160015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15">
            <text:p>220015</text:p>
          </table:table-cell>
          <table:table-cell office:value-type="float" office:value="225015">
            <text:p>225015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5">
            <text:p>260015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office:value-type="float" office:value="1235.31413170148">
            <text:p>1235,31</text:p>
          </table:table-cell>
          <table:table-cell table:number-columns-repeated="4" office:value-type="float" office:value="1177.61020520058">
            <text:p>1177,61</text:p>
          </table:table-cell>
          <table:table-cell table:number-columns-repeated="27" office:value-type="float" office:value="1150.29002892411">
            <text:p>1150,29</text:p>
          </table:table-cell>
          <table:table-cell table:number-columns-repeated="22" office:value-type="float" office:value="1137.50806763984">
            <text:p>1137,5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4" office:value-type="float" office:value="1">
            <text:p>1</text:p>
          </table:table-cell>
          <table:table-cell table:number-columns-repeated="55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156.02260813625">
            <text:p>1156,02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827.855151701849">
            <text:p>827,86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G27" table:end-x="3.119cm" table:end-y="0.293cm" draw:z-index="0" svg:width="18.382cm" svg:height="8.702cm" svg:x="2.406cm" svg:y="0.171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41:15</meta:creation-date>
    <dc:creator>Hugo Meyer</dc:creator>
    <dc:date>2007-12-26T18:42:20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2000007629395pt" style:font-family-asian="'Arial Unicode MS'" style:font-pitch-asian="variable" style:font-size-asian="16.2000007629395pt" style:font-family-complex="Tahoma" style:font-pitch-complex="variable" style:font-size-complex="16.2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5pt" style:font-family-asian="'Arial Unicode MS'" style:font-pitch-asian="variable" style:font-size-asian="7.5pt" style:font-family-complex="Tahoma" style:font-pitch-complex="variable" style:font-size-complex="7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9999980926514pt" style:font-family-asian="'Arial Unicode MS'" style:font-pitch-asian="variable" style:font-size-asian="8.69999980926514pt" style:font-family-complex="Tahoma" style:font-pitch-complex="variable" style:font-size-complex="8.69999980926514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1.1999998092651pt" style:font-family-asian="'Arial Unicode MS'" style:font-pitch-asian="variable" style:font-size-asian="11.1999998092651pt" style:font-family-complex="Tahoma" style:font-pitch-complex="variable" style:font-size-complex="11.1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9999980926514pt" style:font-family-asian="'Arial Unicode MS'" style:font-pitch-asian="variable" style:font-size-asian="8.69999980926514pt" style:font-family-complex="Tahoma" style:font-pitch-complex="variable" style:font-size-complex="8.69999980926514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5pt" style:font-family-asian="'Arial Unicode MS'" style:font-pitch-asian="variable" style:font-size-asian="7.5pt" style:font-family-complex="Tahoma" style:font-pitch-complex="variable" style:font-size-complex="7.5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8.383cm" svg:height="8.703cm" chart:class="chart:scatter" chart:style-name="ch1">
        <chart:title svg:x="7.056cm" svg:y="0.174cm" chart:style-name="ch2">
          <text:p>Tiempo vs Costo</text:p>
        </chart:title>
        <chart:legend chart:legend-position="end" svg:x="16.827cm" svg:y="4.115cm" chart:style-name="ch3"/>
        <chart:plot-area chart:style-name="ch4" table:cell-range-address="Sheet1.$A$1:.$BH$2" chart:data-source-has-labels="column" chart:table-number-list="0" svg:x="0.366cm" svg:y="1.157cm" svg:width="15.73cm" svg:height="7.372cm">
          <chart:axis chart:dimension="x" chart:name="primary-x" chart:style-name="ch5">
            <chart:title svg:x="8.174cm" svg:y="8.077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66cm" svg:y="4.568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15">
                <text:p>5015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15">
                <text:p>30015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15">
                <text:p>45015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15">
                <text:p>75015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15">
                <text:p>90015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15">
                <text:p>105015</text:p>
              </table:table-cell>
              <table:table-cell office:value-type="float" office:value="110000">
                <text:p>110000</text:p>
              </table:table-cell>
              <table:table-cell office:value-type="float" office:value="115015">
                <text:p>115015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15">
                <text:p>130015</text:p>
              </table:table-cell>
              <table:table-cell office:value-type="float" office:value="135015">
                <text:p>135015</text:p>
              </table:table-cell>
              <table:table-cell office:value-type="float" office:value="140015">
                <text:p>140015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15">
                <text:p>155015</text:p>
              </table:table-cell>
              <table:table-cell office:value-type="float" office:value="160015">
                <text:p>160015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15">
                <text:p>195015</text:p>
              </table:table-cell>
              <table:table-cell office:value-type="float" office:value="200000">
                <text:p>200000</text:p>
              </table:table-cell>
              <table:table-cell office:value-type="float" office:value="205015">
                <text:p>205015</text:p>
              </table:table-cell>
              <table:table-cell office:value-type="float" office:value="210000">
                <text:p>210000</text:p>
              </table:table-cell>
              <table:table-cell office:value-type="float" office:value="215015">
                <text:p>215015</text:p>
              </table:table-cell>
              <table:table-cell office:value-type="float" office:value="220015">
                <text:p>220015</text:p>
              </table:table-cell>
              <table:table-cell office:value-type="float" office:value="225015">
                <text:p>225015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15">
                <text:p>260015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15">
                <text:p>285015</text:p>
              </table:table-cell>
              <table:table-cell office:value-type="float" office:value="290000">
                <text:p>290000</text:p>
              </table:table-cell>
              <table:table-cell office:value-type="float" office:value="295015">
                <text:p>295015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35.31413170148">
                <text:p>1235.31413170148</text:p>
              </table:table-cell>
              <table:table-cell office:value-type="float" office:value="1235.31413170148">
                <text:p>1235.31413170148</text:p>
              </table:table-cell>
              <table:table-cell office:value-type="float" office:value="1235.31413170148">
                <text:p>1235.31413170148</text:p>
              </table:table-cell>
              <table:table-cell office:value-type="float" office:value="1235.31413170148">
                <text:p>1235.31413170148</text:p>
              </table:table-cell>
              <table:table-cell office:value-type="float" office:value="1235.31413170148">
                <text:p>1235.31413170148</text:p>
              </table:table-cell>
              <table:table-cell office:value-type="float" office:value="1235.31413170148">
                <text:p>1235.31413170148</text:p>
              </table:table-cell>
              <table:table-cell office:value-type="float" office:value="1177.61020520058">
                <text:p>1177.61020520058</text:p>
              </table:table-cell>
              <table:table-cell office:value-type="float" office:value="1177.61020520058">
                <text:p>1177.61020520058</text:p>
              </table:table-cell>
              <table:table-cell office:value-type="float" office:value="1177.61020520058">
                <text:p>1177.61020520058</text:p>
              </table:table-cell>
              <table:table-cell office:value-type="float" office:value="1177.61020520058">
                <text:p>1177.61020520058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50.29002892411">
                <text:p>1150.29002892411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  <table:table-cell office:value-type="float" office:value="1137.50806763984">
                <text:p>1137.5080676398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